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50000015FED97953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2.408cm" svg:height="9.286cm" svg:x="7.5cm" svg:y="5.5cm">
          <draw:image xlink:href="Pictures/10000000000001D50000015FED97953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ilver </meta:initial-creator>
    <meta:creation-date>2011-11-18T16:27:11</meta:creation-date>
    <meta:editing-duration>PT00H03M07S</meta:editing-duration>
    <meta:editing-cycles>2</meta:editing-cycles>
    <dc:date>2011-11-18T16:45:34</dc:date>
    <dc:creator>Silver </dc:creator>
    <meta:document-statistic meta:object-count="24"/>
    <meta:generator>OpenOffice.org/3.2$Linux OpenOffice.org_project/320m12$Build-9483</meta:generator>
  </office:meta>
</office:document-meta>
</file>